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3.365cm" fo:padding-top="0.1cm" fo:padding-bottom="0.1cm" fo:padding-left="0.1cm" fo:padding-right="0.1cm"/>
      <style:paragraph-properties style:writing-mode="lr-tb"/>
    </style:style>
    <style:style style:name="gr3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9cm"/>
    </style:style>
    <style:style style:name="gr5" style:family="graphic" style:parent-style-name="objectwithoutfill">
      <style:graphic-properties draw:stroke="solid" svg:stroke-width="0.05cm" svg:stroke-color="#000000" draw:marker-start-width="0.085cm" draw:marker-end-width="0.08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2.3cm" fo:padding-top="0.1cm" fo:padding-bottom="0.1cm" fo:padding-left="0.1cm" fo:padding-right="0.1cm"/>
      <style:paragraph-properties style:writing-mode="lr-tb"/>
    </style:style>
    <style:style style:name="gr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13" style:family="graphic" style:parent-style-name="objectwithoutfill">
      <style:graphic-properties draw:stroke="solid"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1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0.5cm"/>
    </style:style>
    <style:style style:name="gr19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0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2cm"/>
    </style:style>
    <style:style style:name="gr2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8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P1" style:family="paragraph">
      <loext:graphic-properties draw:fill="none"/>
      <style:paragraph-properties fo:margin-left="0cm" fo:margin-right="2.7cm" fo:text-align="center" fo:text-indent="0.6cm"/>
    </style:style>
    <style:style style:name="P2" style:family="paragraph">
      <loext:graphic-properties draw:fill="none" draw:fill-color="#ffffff"/>
      <style:paragraph-properties fo:margin-left="0cm" fo:margin-right="2.7cm" fo:text-indent="0.6cm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a6a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style:paragraph-properties fo:margin-top="0cm" fo:margin-bottom="0.12cm"/>
    </style:style>
    <style:style style:name="P10" style:family="paragraph">
      <style:paragraph-properties fo:margin-left="0cm" fo:margin-right="0cm" fo:margin-top="0cm" fo:margin-bottom="0.12cm" fo:line-height="100%" fo:text-indent="0cm"/>
    </style:style>
    <style:style style:name="P11" style:family="paragraph">
      <loext:graphic-properties draw:fill="none" draw:fill-color="#ffffff"/>
      <style:paragraph-properties fo:margin-top="0cm" fo:margin-bottom="0.15cm" style:writing-mode="lr-tb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fo:font-size="10pt"/>
    </style:style>
    <style:style style:name="P13" style:family="paragraph">
      <loext:graphic-properties draw:fill="solid" draw:fill-color="#ffffd7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draw:transform="rotate (1.5707963267949) translate (19cm 7.5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3.565cm" svg:x="22.5cm" svg:y="8.435cm">
          <draw:text-box>
            <text:p><text:span text:style-name="T1">Camera Power and front/back Control</text:span></text:p>
            <text:p><text:span text:style-name="T1">(Black Red White)</text:span></text:p>
          </draw:text-box>
        </draw:frame>
        <draw:custom-shape draw:style-name="gr3" draw:text-style-name="P1" draw:layer="layout" svg:width="4cm" svg:height="2cm" draw:transform="rotate (-1.5707963267949) translate (21cm 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9.5cm" svg:height="4cm" svg:x="4.5cm" svg:y="4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5cm" svg:y1="5cm" svg:x2="13.5cm" svg:y2="5cm">
          <text:p/>
        </draw:line>
        <draw:frame draw:style-name="gr6" draw:text-style-name="P2" draw:layer="layout" svg:width="2.5cm" svg:height="2.5cm" svg:x="22.5cm" svg:y="5cm">
          <draw:text-box>
            <text:p><text:span text:style-name="T1">Cab Lights</text:span></text:p>
            <text:p><text:span text:style-name="T1">(Black Red)</text:span></text:p>
            <text:p><text:span text:style-name="T1">[Limit Resistor at LEDs]</text:span></text:p>
          </draw:text-box>
        </draw:frame>
        <draw:custom-shape draw:style-name="gr7" draw:text-style-name="P5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3cm" svg:y1="19cm" svg:x2="22cm" svg:y2="17cm">
          <text:p/>
        </draw:line>
        <draw:custom-shape draw:style-name="gr9" draw:text-style-name="P6" draw:layer="layout" svg:width="0.5cm" svg:height="0.5cm" svg:x="20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cm" svg:height="0.5cm" svg:x="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cm" svg:y1="4cm" svg:x2="4cm" svg:y2="19cm">
          <text:p/>
        </draw:line>
        <draw:line draw:style-name="gr10" draw:text-style-name="P7" draw:layer="layout" svg:x1="22cm" svg:y1="19cm" svg:x2="4cm" svg:y2="19cm">
          <text:p/>
        </draw:line>
        <draw:line draw:style-name="gr10" draw:text-style-name="P7" draw:layer="layout" svg:x1="22cm" svg:y1="4cm" svg:x2="22cm" svg:y2="19cm">
          <text:p/>
        </draw:line>
        <draw:line draw:style-name="gr10" draw:text-style-name="P7" draw:layer="layout" svg:x1="4cm" svg:y1="4cm" svg:x2="22cm" svg:y2="4cm">
          <text:p/>
        </draw:line>
        <draw:frame draw:style-name="gr11" draw:text-style-name="P8" draw:layer="layout" svg:width="4cm" svg:height="1.5cm" svg:x="7cm" svg:y="6.5cm">
          <draw:text-box>
            <text:p><text:span text:style-name="T2">MOSFET Power Switch</text:span></text:p>
          </draw:text-box>
        </draw:frame>
        <draw:frame draw:style-name="gr12" draw:text-style-name="P11" draw:layer="layout" svg:width="8cm" svg:height="3.569cm" svg:x="21.5cm" svg:y="1.431cm">
          <draw:text-box>
            <text:p text:style-name="P9"><text:span text:style-name="T3">Orange - Camera Power Control (A5)</text:span></text:p>
            <text:p text:style-name="P9"><text:span text:style-name="T3">Purple – Cab Lights (PWM possible) (D9) </text:span></text:p>
            <text:p text:style-name="P9"><text:span text:style-name="T3">Green – Front/Back Camera (A0)</text:span></text:p>
            <text:p text:style-name="P9"><text:span text:style-name="T3"><text:tab/></text:span><text:span text:style-name="T3"><text:tab/></text:span><text:span text:style-name="T3">-ve <text:s/>(main power supply)</text:span></text:p>
            <text:p text:style-name="P10"><text:span text:style-name="T4"><text:tab/></text:span><text:span text:style-name="T4"><text:tab/></text:span><text:span text:style-name="T4">+ve</text:span><text:span text:style-name="T3"> <text:s/>(main power supply)</text:span></text:p>
            <text:p text:style-name="P9"><text:span text:style-name="T3"/></text:p>
          </draw:text-box>
        </draw:frame>
        <draw:line draw:style-name="gr13" draw:text-style-name="P4" draw:layer="layout" svg:x1="27cm" svg:y1="2cm" svg:x2="19cm" svg:y2="2cm">
          <text:p/>
        </draw:line>
        <draw:line draw:style-name="gr13" draw:text-style-name="P4" draw:layer="layout" svg:x1="19cm" svg:y1="2.001cm" svg:x2="5cm" svg:y2="7cm">
          <text:p/>
        </draw:line>
        <draw:frame draw:style-name="gr14" draw:text-style-name="P12" draw:layer="layout" svg:width="3cm" svg:height="0.645cm" svg:x="12.5cm" svg:y="6.067cm">
          <draw:text-box>
            <text:p><text:span text:style-name="T3">-ve switched</text:span></text:p>
          </draw:text-box>
        </draw:frame>
        <draw:frame draw:style-name="gr15" draw:text-style-name="P12" draw:layer="layout" svg:width="1.5cm" svg:height="0.645cm" svg:x="12.5cm" svg:y="7.5cm">
          <draw:text-box>
            <text:p><text:span text:style-name="T3">+ve</text:span></text:p>
          </draw:text-box>
        </draw:frame>
        <draw:frame draw:style-name="gr16" draw:text-style-name="P12" draw:layer="layout" svg:width="1.5cm" svg:height="1cm" svg:x="12.5cm" svg:y="4.5cm">
          <draw:text-box>
            <text:p><text:span text:style-name="T3">-ve</text:span></text:p>
          </draw:text-box>
        </draw:frame>
        <draw:line draw:style-name="gr5" draw:text-style-name="P4" draw:layer="layout" svg:x1="13.5cm" svg:y1="6.5cm" svg:x2="20cm" svg:y2="9cm">
          <text:p/>
        </draw:line>
        <draw:line draw:style-name="gr17" draw:text-style-name="P4" draw:layer="layout" svg:x1="21.5cm" svg:y1="7.5cm" svg:x2="13.5cm" svg:y2="8cm">
          <text:p/>
        </draw:line>
        <draw:custom-shape draw:style-name="gr18" draw:text-style-name="P13" draw:layer="layout" svg:width="1cm" svg:height="2cm" svg:x="16cm" svg:y="13.5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cm" svg:height="2cm" svg:x="16cm" svg:y="13.5cm">
          <draw:text-box>
            <text:p><text:span text:style-name="T5"/></text:p>
            <text:p><text:span text:style-name="T3">C</text:span></text:p>
            <text:p><text:span text:style-name="T2">+</text:span></text:p>
            <text:p><text:span text:style-name="T3">G</text:span></text:p>
          </draw:text-box>
        </draw:frame>
        <draw:g>
          <draw:custom-shape draw:style-name="gr20" draw:text-style-name="P13" draw:layer="layout" svg:width="2.5cm" svg:height="2cm" svg:x="15.5cm" svg:y="5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12" draw:layer="layout" svg:width="2.5cm" svg:height="1.039cm" svg:x="15.5cm" svg:y="5.461cm">
            <draw:text-box>
              <text:p><text:span text:style-name="T3">Transistor</text:span></text:p>
            </draw:text-box>
          </draw:frame>
        </draw:g>
        <draw:line draw:style-name="gr13" draw:text-style-name="P4" draw:layer="layout" svg:x1="19cm" svg:y1="2.5cm" svg:x2="17.5cm" svg:y2="6cm">
          <text:p/>
        </draw:line>
        <draw:custom-shape draw:style-name="gr22" draw:text-style-name="P4" draw:layer="layout" svg:width="0.496cm" svg:height="0.99cm" draw:transform="skewX (-0.0162315620435473) rotate (1.55055050747176) translate (19.5cm 2.7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4" draw:layer="layout" svg:width="1.362cm" svg:height="1cm" svg:x="19.505cm" svg:y="2.5cm">
          <draw:text-box>
            <text:p><text:span text:style-name="T6"/></text:p>
            <text:p><text:span text:style-name="T7">4.7k?</text:span></text:p>
          </draw:text-box>
        </draw:frame>
        <draw:line draw:style-name="gr13" draw:text-style-name="P4" draw:layer="layout" svg:x1="27cm" svg:y1="2.5cm" svg:x2="19cm" svg:y2="2.5cm">
          <text:p/>
        </draw:line>
        <draw:line draw:style-name="gr5" draw:text-style-name="P4" draw:layer="layout" svg:x1="17.5cm" svg:y1="6.5cm" svg:x2="20cm" svg:y2="5.5cm">
          <text:p/>
        </draw:line>
        <draw:line draw:style-name="gr17" draw:text-style-name="P4" draw:layer="layout" svg:x1="20cm" svg:y1="6.5cm" svg:x2="13.5cm" svg:y2="8cm">
          <text:p/>
        </draw:line>
        <draw:line draw:style-name="gr17" draw:text-style-name="P4" draw:layer="layout" svg:x1="27cm" svg:y1="4cm" svg:x2="22.5cm" svg:y2="4cm">
          <text:p/>
        </draw:line>
        <draw:line draw:style-name="gr13" draw:text-style-name="P4" draw:layer="layout" svg:x1="21.5cm" svg:y1="3cm" svg:x2="20cm" svg:y2="11cm">
          <text:p/>
        </draw:line>
        <draw:line draw:style-name="gr17" draw:text-style-name="P4" draw:layer="layout" svg:x1="22.5cm" svg:y1="4cm" svg:x2="21.5cm" svg:y2="7.5cm">
          <text:p/>
        </draw:line>
        <draw:line draw:style-name="gr13" draw:text-style-name="P4" draw:layer="layout" svg:x1="27cm" svg:y1="3cm" svg:x2="21.5cm" svg:y2="3cm">
          <text:p/>
        </draw:line>
        <draw:line draw:style-name="gr5" draw:text-style-name="P4" draw:layer="layout" svg:x1="13.5cm" svg:y1="5cm" svg:x2="22cm" svg:y2="3.5cm">
          <text:p/>
        </draw:line>
        <draw:line draw:style-name="gr5" draw:text-style-name="P4" draw:layer="layout" svg:x1="22cm" svg:y1="3.5cm" svg:x2="27cm" svg:y2="3.5cm">
          <text:p/>
        </draw:line>
        <draw:line draw:style-name="gr5" draw:text-style-name="P4" draw:layer="layout" svg:x1="17.5cm" svg:y1="5.5cm" svg:x2="13.5cm" svg:y2="5cm">
          <text:p/>
        </draw:line>
        <draw:frame draw:style-name="gr24" draw:text-style-name="P15" draw:layer="layout" svg:width="10.5cm" svg:height="1.595cm" svg:x="4.5cm" svg:y="1.905cm">
          <draw:text-box>
            <text:p>Tractor Interface Board - Bottom</text:p>
          </draw:text-box>
        </draw:frame>
        <draw:line draw:style-name="gr5" draw:text-style-name="P4" draw:layer="layout" svg:x1="5cm" svg:y1="6cm" svg:x2="6.5cm" svg:y2="5cm">
          <text:p/>
        </draw:line>
        <draw:line draw:style-name="gr17" draw:text-style-name="P4" draw:layer="layout" svg:x1="20cm" svg:y1="10cm" svg:x2="13.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2.5.2$Windows_X86_64 LibreOffice_project/499f9727c189e6ef3471021d6132d4c694f357e5</meta:generator>
    <dc:date>2022-02-21T16:59:45.849000000</dc:date>
    <meta:editing-duration>PT2H12M20S</meta:editing-duration>
    <meta:editing-cycles>33</meta:editing-cycles>
    <meta:print-date>2022-02-20T22:33:21.797000000</meta:print-date>
    <meta:document-statistic meta:object-count="44"/>
  </office:meta>
</office:document-meta>
</file>